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5cm" draw:textarea-vertical-align="middle"/>
    </style:style>
    <style:style style:name="gr3" style:family="graphic" style:parent-style-name="standard">
      <style:graphic-properties draw:marker-end="Arrow" draw:marker-end-width="0.5cm" draw:textarea-vertical-align="middle"/>
    </style:style>
    <style:style style:name="gr4" style:family="graphic" style:parent-style-name="standard">
      <style:graphic-properties draw:marker-start="" draw:marker-end="Arrow" draw:marker-end-width="0.5cm" draw:textarea-vertical-align="middle"/>
    </style:style>
    <style:style style:name="gr5" style:family="graphic" style:parent-style-name="standard">
      <style:graphic-properties draw:marker-start="Arrow" draw:marker-start-width="0.5cm" draw:marker-end="" draw:marker-end-width="0.5cm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marker-start="Arrow" draw:marker-start-width="0.5cm" draw:marker-end="" draw:textarea-vertical-align="middle"/>
    </style:style>
    <style:style style:name="gr8" style:family="graphic" style:parent-style-name="standard">
      <style:graphic-properties draw:marker-start="Arrow" draw:marker-start-width="0.5cm" draw:marker-start-center="false" draw:marker-end="" draw:marker-end-width="1cm" draw:textarea-vertical-align="middle"/>
    </style:style>
    <style:style style:name="gr9" style:family="graphic" style:parent-style-name="standard">
      <style:graphic-properties draw:stroke="none" draw:fill="none" fo:min-height="0cm"/>
    </style:style>
    <style:style style:name="gr10" style:family="graphic" style:parent-style-name="standard">
      <style:graphic-properties draw:stroke="none" draw:fill="none" fo:min-height="1.424cm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7cm" svg:height="3.6cm" svg:x="16.1cm" svg:y="2.2cm">
          <text:p text:style-name="P1">Applet tunne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cm" svg:height="3.6cm" svg:x="16.1cm" svg:y="10cm">
          <text:p text:style-name="P1">Applet datastor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cm" svg:height="3.6cm" svg:x="4.5cm" svg:y="18.7cm">
          <text:p text:style-name="P1">Applet random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cm" svg:height="3.6cm" svg:x="16.1cm" svg:y="18.6cm">
          <text:p text:style-name="P1">Applet PI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cm" svg:height="3.6cm" svg:x="26.7cm" svg:y="18.6cm">
          <text:p text:style-name="P1">Applet cyph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7cm" svg:height="3.6cm" svg:x="32.3cm" svg:y="18.6cm">
          <text:p text:style-name="P1">Applet storeID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7cm" svg:height="3.6cm" svg:x="21.6cm" svg:y="18.6cm">
          <text:p text:style-name="P1">Applet sig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8.45cm" svg:y1="5.8cm" svg:x2="18.45cm" svg:y2="10cm" draw:start-shape="id1" draw:end-shape="id2" svg:d="m18450 5800v4200">
          <text:p text:style-name="P1">Stocke et récupère les données, <text:line-break/>envoie l'instruction d'exécution</text:p>
        </draw:connector>
        <draw:connector draw:style-name="gr3" draw:text-style-name="P1" draw:layer="layout" svg:x1="18.45cm" svg:y1="13.6cm" svg:x2="6.85cm" svg:y2="18.7cm" draw:start-shape="id2" draw:start-glue-point="2" draw:end-shape="id3" draw:end-glue-point="0" svg:d="m18450 13600v2550h-11600v2550">
          <text:p/>
        </draw:connector>
        <draw:connector draw:style-name="gr4" draw:text-style-name="P1" draw:layer="layout" svg:x1="18.45cm" svg:y1="13.6cm" svg:x2="18.45cm" svg:y2="18.6cm" draw:start-shape="id2" draw:end-shape="id4" draw:end-glue-point="0" svg:d="m18450 13600v5000">
          <text:p/>
        </draw:connector>
        <draw:connector draw:style-name="gr4" draw:text-style-name="P1" draw:layer="layout" svg:x1="18.45cm" svg:y1="13.6cm" svg:x2="29.05cm" svg:y2="18.6cm" draw:start-shape="id2" draw:end-shape="id5" draw:end-glue-point="0" svg:d="m18450 13600v2500h10600v2500">
          <text:p/>
        </draw:connector>
        <draw:connector draw:style-name="gr3" draw:text-style-name="P1" draw:layer="layout" draw:line-skew="0.05cm" svg:x1="18.45cm" svg:y1="13.6cm" svg:x2="34.65cm" svg:y2="18.6cm" draw:start-shape="id2" draw:end-shape="id6" draw:end-glue-point="0" svg:d="m18450 13600v2550h16200v2450">
          <text:p/>
        </draw:connector>
        <draw:connector draw:style-name="gr5" draw:text-style-name="P1" draw:layer="layout" draw:line-skew="0.05cm" svg:x1="23.95cm" svg:y1="18.6cm" svg:x2="18.45cm" svg:y2="13.6cm" draw:start-shape="id7" draw:end-shape="id2" draw:end-glue-point="2" svg:d="m23950 18600v-2450h-5500v-2550">
          <text:p/>
        </draw:connector>
        <draw:connector draw:style-name="gr3" draw:text-style-name="P1" draw:layer="layout" draw:line-skew="2.699cm" svg:x1="23.95cm" svg:y1="22.2cm" svg:x2="18.45cm" svg:y2="22.2cm" draw:start-shape="id7" draw:start-glue-point="2" draw:end-shape="id4" draw:end-glue-point="2" svg:d="m23950 22200v3200h-5500v-3200">
          <text:p/>
        </draw:connector>
        <draw:connector draw:style-name="gr6" draw:text-style-name="P1" draw:layer="layout" draw:line-skew="2.699cm" svg:x1="29.05cm" svg:y1="22.2cm" svg:x2="18.45cm" svg:y2="22.2cm" draw:start-shape="id5" draw:start-glue-point="2" draw:end-shape="id4" draw:end-glue-point="2" svg:d="m29050 22200v3200h-10600v-3200">
          <text:p/>
        </draw:connector>
        <draw:connector draw:style-name="gr7" draw:text-style-name="P1" draw:layer="layout" svg:x1="9.2cm" svg:y1="20.5cm" svg:x2="16.1cm" svg:y2="20.4cm" draw:start-shape="id3" draw:start-glue-point="1" draw:end-shape="id4" svg:d="m9200 20500h3450v-100h3450">
          <text:p/>
        </draw:connector>
        <draw:connector draw:style-name="gr3" draw:text-style-name="P1" draw:layer="layout" draw:line-skew="2.699cm" svg:x1="34.65cm" svg:y1="22.2cm" svg:x2="18.45cm" svg:y2="22.2cm" draw:start-shape="id6" draw:start-glue-point="2" draw:end-shape="id4" draw:end-glue-point="2" svg:d="m34650 22200v3200h-16200v-3200">
          <text:p/>
        </draw:connector>
        <draw:connector draw:style-name="gr8" draw:text-style-name="P1" draw:layer="layout" draw:type="curve" svg:x1="4.5cm" svg:y1="20.5cm" svg:x2="16.1cm" svg:y2="4cm" draw:start-shape="id3" draw:start-glue-point="3" draw:end-shape="id1" draw:end-glue-point="3" svg:d="m4500 20500c-751 0-6551-16500 11600-16500">
          <text:p/>
        </draw:connector>
        <draw:frame draw:style-name="gr9" draw:text-style-name="P1" draw:layer="layout" svg:width="8.118cm" svg:height="1.673cm" svg:x="2.982cm" svg:y="10cm">
          <draw:text-box>
            <text:p text:style-name="P1">Génère la clé de session et les IVs</text:p>
          </draw:text-box>
        </draw:frame>
        <draw:frame draw:style-name="gr10" draw:text-style-name="P1" draw:layer="layout" svg:width="9.036cm" svg:height="1.674cm" svg:x="14.2cm" svg:y="14cm">
          <draw:text-box>
            <text:p text:style-name="P1">Appelle la fonction d'exécution<text:line-break/> de l'applet selon l'AID </text:p>
          </draw:text-box>
        </draw:frame>
        <draw:frame draw:style-name="gr11" draw:layer="layout" svg:width="6.8cm" svg:height="1.673cm" svg:x="9.4cm" svg:y="18.127cm">
          <draw:text-box>
            <text:p>Génération de codes PIN/PUK aléatoires</text:p>
          </draw:text-box>
        </draw:frame>
        <draw:frame draw:style-name="gr12" draw:layer="layout" svg:width="17cm" svg:height="0.962cm" svg:x="18.4cm" svg:y="25.738cm">
          <draw:text-box>
            <text:p>Vérifient si le code PIN a été entré avant certaines ac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ministrateur </meta:initial-creator>
    <meta:creation-date>2013-02-25T10:20:23</meta:creation-date>
    <dc:date>2013-02-28T19:23:54</dc:date>
    <dc:creator>Administrateur </dc:creator>
    <meta:editing-duration>PT19H4M56S</meta:editing-duration>
    <meta:editing-cycles>1</meta:editing-cycles>
    <meta:generator>LibreOffice/3.6$Linux_x86 LibreOffice_project/360m1$Build-2</meta:generator>
    <meta:document-statistic meta:object-count="22"/>
  </office:meta>
</office:document-meta>
</file>